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widows="2" fo:orphans="2" fo:break-before="page" fo:text-align="justify" fo:text-indent="-0.25in"/>
    </style:style>
    <style:style style:name="P2" style:parent-style-name="Standard" style:family="paragraph">
      <style:paragraph-properties fo:widows="2" fo:orphans="2" fo:text-align="justify" fo:text-indent="-0.25in"/>
    </style:style>
    <style:style style:name="P3" style:parent-style-name="Standard" style:family="paragraph">
      <style:paragraph-properties fo:widows="2" fo:orphans="2" fo:text-align="justify" fo:text-indent="-0.25in"/>
    </style:style>
    <style:style style:name="P4" style:parent-style-name="Standard" style:family="paragraph">
      <style:paragraph-properties fo:widows="2" fo:orphans="2" fo:text-align="justify" fo:text-indent="-0.25in"/>
    </style:style>
    <style:style style:name="P5" style:parent-style-name="Standard" style:family="paragraph">
      <style:paragraph-properties fo:widows="2" fo:orphans="2" fo:text-align="justify" fo:text-indent="-0.25in"/>
    </style:style>
    <style:style style:name="P6" style:parent-style-name="Standard" style:family="paragraph">
      <style:paragraph-properties fo:widows="2" fo:orphans="2" fo:text-align="justify" fo:text-indent="-0.25in"/>
    </style:style>
    <style:style style:name="P7" style:parent-style-name="Standard" style:family="paragraph">
      <style:paragraph-properties fo:widows="2" fo:orphans="2" fo:text-align="justify" fo:text-indent="-0.25in"/>
    </style:style>
    <style:style style:name="P8" style:parent-style-name="Standard" style:family="paragraph">
      <style:paragraph-properties fo:widows="2" fo:orphans="2" fo:text-align="justify" fo:text-indent="-0.25in"/>
    </style:style>
    <style:style style:name="P9" style:parent-style-name="Standard" style:family="paragraph">
      <style:paragraph-properties fo:widows="2" fo:orphans="2" fo:text-align="justify" fo:text-indent="-0.25in"/>
    </style:style>
    <style:style style:name="P10" style:parent-style-name="Standard" style:family="paragraph">
      <style:paragraph-properties fo:widows="2" fo:orphans="2" fo:text-align="justify" fo:text-indent="-0.25in"/>
    </style:style>
    <style:style style:name="P11" style:parent-style-name="Standard" style:family="paragraph">
      <style:paragraph-properties fo:widows="2" fo:orphans="2" fo:text-align="justify" fo:text-indent="-0.25in"/>
    </style:style>
    <style:style style:name="P12" style:parent-style-name="Standard" style:family="paragraph">
      <style:paragraph-properties fo:widows="2" fo:orphans="2" fo:text-align="justify" fo:text-indent="-0.25in"/>
    </style:style>
    <style:style style:name="P13" style:parent-style-name="Standard" style:family="paragraph">
      <style:paragraph-properties fo:widows="2" fo:orphans="2" fo:text-align="justify" fo:text-indent="-0.25in"/>
    </style:style>
    <style:style style:name="P14" style:parent-style-name="Standard" style:family="paragraph">
      <style:paragraph-properties fo:widows="2" fo:orphans="2" fo:text-align="justify" fo:text-indent="-0.25in"/>
    </style:style>
    <style:style style:name="P15" style:parent-style-name="Standard" style:family="paragraph">
      <style:paragraph-properties fo:widows="2" fo:orphans="2" fo:text-align="justify" fo:text-indent="-0.25in"/>
    </style:style>
    <style:style style:name="P16" style:parent-style-name="Standard" style:family="paragraph">
      <style:paragraph-properties fo:widows="2" fo:orphans="2" fo:text-align="justify" fo:text-indent="-0.25in"/>
    </style:style>
    <style:style style:name="P17" style:parent-style-name="Standard" style:family="paragraph">
      <style:paragraph-properties fo:widows="2" fo:orphans="2" fo:text-align="justify" fo:text-indent="-0.25in"/>
    </style:style>
    <style:style style:name="P18" style:parent-style-name="Standard" style:family="paragraph">
      <style:paragraph-properties fo:widows="2" fo:orphans="2" fo:text-align="justify" fo:text-indent="-0.25in"/>
    </style:style>
    <style:style style:name="P19" style:parent-style-name="Standard" style:family="paragraph">
      <style:paragraph-properties fo:widows="2" fo:orphans="2" fo:text-align="justify" fo:text-indent="-0.25in"/>
    </style:style>
    <style:style style:name="P20" style:parent-style-name="Standard" style:family="paragraph">
      <style:paragraph-properties fo:widows="2" fo:orphans="2" fo:text-align="justify" fo:text-indent="-0.25in"/>
    </style:style>
    <style:style style:name="P21" style:parent-style-name="Standard" style:family="paragraph">
      <style:paragraph-properties fo:widows="2" fo:orphans="2" fo:text-align="justify" fo:text-indent="-0.25in"/>
    </style:style>
    <style:style style:name="P22" style:parent-style-name="Standard" style:family="paragraph">
      <style:paragraph-properties fo:widows="2" fo:orphans="2" fo:text-align="justify" fo:text-indent="-0.25in"/>
    </style:style>
    <style:style style:name="P23" style:parent-style-name="Standard" style:family="paragraph">
      <style:paragraph-properties fo:widows="2" fo:orphans="2" fo:text-align="justify" fo:text-indent="-0.25in"/>
    </style:style>
    <style:style style:name="P24" style:parent-style-name="Standard" style:family="paragraph">
      <style:paragraph-properties fo:widows="2" fo:orphans="2" fo:text-align="justify" fo:text-indent="-0.25in"/>
    </style:style>
    <style:style style:name="P25" style:parent-style-name="Standard" style:family="paragraph">
      <style:paragraph-properties fo:widows="2" fo:orphans="2" fo:text-align="justify" fo:text-indent="-0.25in"/>
    </style:style>
    <style:style style:name="P26" style:parent-style-name="Standard" style:family="paragraph">
      <style:paragraph-properties fo:widows="2" fo:orphans="2" fo:text-align="justify" fo:text-indent="-0.25in"/>
    </style:style>
    <style:style style:name="P27" style:parent-style-name="Standard" style:family="paragraph">
      <style:paragraph-properties fo:widows="2" fo:orphans="2" fo:text-align="justify" fo:text-indent="-0.25in"/>
    </style:style>
    <style:style style:name="P28" style:parent-style-name="Standard" style:family="paragraph">
      <style:paragraph-properties fo:widows="2" fo:orphans="2" fo:text-align="justify" fo:text-indent="-0.25in"/>
    </style:style>
  </office:automatic-styles>
  <office:body>
    <office:text text:use-soft-page-breaks="true">
      <text:p text:style-name="P1"/>
      <text:p text:style-name="P2"><text:tab/>Realizar un programa/aplicación en C# usando la/s estructura/s "for"<text:s/>que<text:s/>pida por pantalla dos números, y<text:s/>muestre las tablas de multiplicar empezando por la del primer número y termine en la del segundo número, es decir, la aplicación deberá mostrar lo siguiente:</text:p>
      <text:p text:style-name="P3"/>
      <text:p text:style-name="P4">“Introduzca un número desde el cual quiere realizar las tablas de multiplicar”</text:p>
      <text:p text:style-name="P5"/>
      <text:p text:style-name="P6"><text:s/>4</text:p>
      <text:p text:style-name="P7"/>
      <text:p text:style-name="P8">“Introduzca un número hasta el cual quiere realizar las tablas de multiplicar”</text:p>
      <text:p text:style-name="P9"/>
      <text:p text:style-name="P10">7</text:p>
      <text:p text:style-name="P11"/>
      <text:p text:style-name="P12">(La salida en pantalla sería):</text:p>
      <text:p text:style-name="P13"/>
      <text:p text:style-name="P14"/>
      <text:p text:style-name="P15"><text:tab/>4<text:s/>* 0 = 0</text:p>
      <text:p text:style-name="P16"><text:tab/>4<text:s/>* 1 =<text:s/>4</text:p>
      <text:p text:style-name="P17"><text:tab/>.</text:p>
      <text:p text:style-name="P18"><text:tab/>.</text:p>
      <text:p text:style-name="P19"><text:tab/>5 * 0 = 0.</text:p>
      <text:p text:style-name="P20"><text:s text:c="6"/>.</text:p>
      <text:p text:style-name="P21"><text:tab/>.</text:p>
      <text:p text:style-name="P22"><text:tab/>6<text:s/>*<text:s/>9<text:s/>=<text:s/>54</text:p>
      <text:p text:style-name="P23"><text:tab/>.</text:p>
      <text:p text:style-name="P24"><text:tab/>.</text:p>
      <text:p text:style-name="P25"><text:tab/>.</text:p>
      <text:p text:style-name="P26"><text:tab/>7<text:s/>* 10 =<text:s/>70.</text:p>
      <text:p text:style-name="P27"/>
      <text:p text:style-name="P28">FI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nathan</dc:creator>
    <meta:creation-date>2009-04-16T11:32:00Z</meta:creation-date>
    <dc:date>2018-02-27T17:23:00Z</dc:date>
    <meta:template xlink:href="Normal.dotm" xlink:type="simple"/>
    <meta:editing-cycles>9</meta:editing-cycles>
    <meta:editing-duration>PT84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85" meta:character-count="557" meta:row-count="3" meta:non-whitespace-character-count="473"/>
  </office:meta>
</office:document-meta>
</file>